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860b0" officeooo:paragraph-rsid="001860b0"/>
    </style:style>
    <style:style style:name="P2" style:family="paragraph" style:parent-style-name="Text_20_body">
      <style:text-properties officeooo:rsid="001a185e" officeooo:paragraph-rsid="001a185e"/>
    </style:style>
    <style:style style:name="P3" style:family="paragraph" style:parent-style-name="Title">
      <style:text-properties officeooo:rsid="001860b0" officeooo:paragraph-rsid="001860b0"/>
    </style:style>
    <style:style style:name="P4" style:family="paragraph" style:parent-style-name="Text_20_body" style:list-style-name="L1">
      <style:text-properties fo:font-weight="normal" officeooo:rsid="001a185e" officeooo:paragraph-rsid="001a185e" style:font-weight-asian="normal" style:font-weight-complex="normal"/>
    </style:style>
    <style:style style:name="P5" style:family="paragraph" style:parent-style-name="Text_20_body">
      <style:text-properties fo:font-weight="normal" officeooo:rsid="0021b5c4" officeooo:paragraph-rsid="002127a7" style:font-weight-asian="normal" style:font-weight-complex="normal"/>
    </style:style>
    <style:style style:name="P6" style:family="paragraph" style:parent-style-name="Text_20_body" style:list-style-name="L1">
      <style:text-properties fo:font-weight="bold" officeooo:rsid="0025ea99" officeooo:paragraph-rsid="0025ea99" style:font-weight-asian="bold" style:font-weight-complex="bold"/>
    </style:style>
    <style:style style:name="P7" style:family="paragraph" style:parent-style-name="Heading_20_1">
      <style:text-properties officeooo:rsid="001860b0" officeooo:paragraph-rsid="001860b0"/>
    </style:style>
    <style:style style:name="P8" style:family="paragraph" style:parent-style-name="Heading_20_1">
      <style:text-properties officeooo:rsid="001e9771" officeooo:paragraph-rsid="001e9771"/>
    </style:style>
    <style:style style:name="T1" style:family="text">
      <style:text-properties officeooo:rsid="001a185e"/>
    </style:style>
    <style:style style:name="T2" style:family="text">
      <style:text-properties officeooo:rsid="001b0350"/>
    </style:style>
    <style:style style:name="T3" style:family="text">
      <style:text-properties officeooo:rsid="001c3d3e"/>
    </style:style>
    <style:style style:name="T4" style:family="text">
      <style:text-properties fo:font-weight="normal" style:font-weight-asian="normal" style:font-weight-complex="normal"/>
    </style:style>
    <style:style style:name="T5" style:family="text">
      <style:text-properties officeooo:rsid="001dacb9"/>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de</text:p>
      <text:h text:style-name="P7" text:outline-level="1">Matlab</text:h>
      <text:p text:style-name="P1">This folder contains the initial attempts to model our <text:span text:style-name="T1">system of differential equations</text:span></text:p>
      <text:h text:style-name="P8" text:outline-level="1">Modeling</text:h>
      <text:p text:style-name="P2">This folder contains all of the progress made in <text:span text:style-name="T3">the </text:span>modeling <text:span text:style-name="T2">part of my project. There are multiple versions of this model. They got changed according to what is the better symbolic representation of our system. Folder explanations will be given below</text:span></text:p>
      <text:list xml:id="list895703558" text:style-name="L1">
        <text:list-item>
          <text:p text:style-name="P4"><text:span text:style-name="T6">CodesFrom_Khailaie2013</text:span> – <text:span text:style-name="T5">Code that replicates the model found in Khailaie 2013. Including the parameters given</text:span></text:p>
        </text:list-item>
        <text:list-item>
          <text:p text:style-name="P6">Stats Plots and data management<text:span text:style-name="T4"> – Most of the scripts here are r scripts files. These files work with and the data obtained from experiment. They organize, calculate, and set up the dataset for the modeling and fitting process</text:span></text:p>
        </text:list-item>
        <text:list-item>
          <text:p text:style-name="P6">Modeling<text:span text:style-name="T4"> – This is where all the code for modeling and fitting can be found. There are two sets of modeling scripts; Python and Matlab. Python is the old versions of the model, Matlab will always be the most current.</text:span></text:p>
        </text:list-item>
      </text:list>
      <text:p text:style-name="P5"/>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8:15:17.913811068</meta:creation-date>
    <meta:generator>LibreOffice/6.0.7.3$Linux_X86_64 LibreOffice_project/00m0$Build-3</meta:generator>
    <dc:date>2020-09-01T16:02:24.125693588</dc:date>
    <meta:editing-duration>PT23M26S</meta:editing-duration>
    <meta:editing-cycles>5</meta:editing-cycles>
    <meta:document-statistic meta:table-count="0" meta:image-count="0" meta:object-count="0" meta:page-count="1" meta:paragraph-count="8" meta:word-count="152" meta:character-count="915" meta:non-whitespace-character-count="771"/>
  </office:meta>
</office:document-meta>
</file>